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7.72583333333333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6.482291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ADT FIRE AND SECURITY PLC</text:p>
          </table:table-cell>
          <table:table-cell office:value-type="float" office:value="4375.1000000000004" table:style-name="ce5">
            <text:p>4375.1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ANGLIAN WATER</text:p>
          </table:table-cell>
          <table:table-cell office:value-type="float" office:value="3331.93" table:style-name="ce5">
            <text:p>3331.93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ARKTIS LTD</text:p>
          </table:table-cell>
          <table:table-cell office:value-type="float" office:value="1160" table:style-name="ce5">
            <text:p>1160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BARKER AND EVANS</text:p>
          </table:table-cell>
          <table:table-cell office:value-type="float" office:value="3988" table:style-name="ce5">
            <text:p>3988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CAPITA SECURE RESOURCE SOLUTIONS LT</text:p>
          </table:table-cell>
          <table:table-cell office:value-type="float" office:value="2775.64" table:style-name="ce5">
            <text:p>2775.64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COMPUTACENTER (UK) LTD</text:p>
          </table:table-cell>
          <table:table-cell office:value-type="float" office:value="18934.88" table:style-name="ce5">
            <text:p>18934.88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CPOSA</text:p>
          </table:table-cell>
          <table:table-cell office:value-type="float" office:value="2049.33" table:style-name="ce5">
            <text:p>2049.33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EDGAR BROTHERS</text:p>
          </table:table-cell>
          <table:table-cell office:value-type="float" office:value="4193" table:style-name="ce5">
            <text:p>4193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79853.320000000007" table:style-name="ce5">
            <text:p>79853.32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ESSEX POLICE AUTHORITY</text:p>
          </table:table-cell>
          <table:table-cell office:value-type="float" office:value="6879.38" table:style-name="ce5">
            <text:p>6879.38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GAMMA TELECOM</text:p>
          </table:table-cell>
          <table:table-cell office:value-type="float" office:value="895" table:style-name="ce5">
            <text:p>895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5358.75" table:style-name="ce5">
            <text:p>5358.75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950" table:style-name="ce5">
            <text:p>950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HAMPSHIRE POLICE AUTHORITY</text:p>
          </table:table-cell>
          <table:table-cell office:value-type="float" office:value="25897.06" table:style-name="ce5">
            <text:p>25897.06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olice Officer Overtim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HAMPSHIRE POLICE AUTHORITY</text:p>
          </table:table-cell>
          <table:table-cell office:value-type="float" office:value="86852.99" table:style-name="ce5">
            <text:p>86852.99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HOME OFFICE</text:p>
          </table:table-cell>
          <table:table-cell office:value-type="float" office:value="183000" table:style-name="ce5">
            <text:p>183000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INSIDE OUT DEVELOPMENTS LTD</text:p>
          </table:table-cell>
          <table:table-cell office:value-type="float" office:value="7582" table:style-name="ce5">
            <text:p>7582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KIDDIVOUCHERS LTD</text:p>
          </table:table-cell>
          <table:table-cell office:value-type="float" office:value="6400" table:style-name="ce5">
            <text:p>6400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LOWE &amp; OLIVER LTD</text:p>
          </table:table-cell>
          <table:table-cell office:value-type="float" office:value="1257" table:style-name="ce5">
            <text:p>1257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MICROSOFT LTD</text:p>
          </table:table-cell>
          <table:table-cell office:value-type="float" office:value="3698.59" table:style-name="ce5">
            <text:p>3698.59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574.8200000000002" table:style-name="ce5">
            <text:p>2574.82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NICK ROBINS LTD</text:p>
          </table:table-cell>
          <table:table-cell office:value-type="float" office:value="785" table:style-name="ce5">
            <text:p>785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NORTHROP GRUMMAN SYSTEMS</text:p>
          </table:table-cell>
          <table:table-cell office:value-type="float" office:value="1404" table:style-name="ce5">
            <text:p>1404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ORCHID CELLMARK LTD</text:p>
          </table:table-cell>
          <table:table-cell office:value-type="float" office:value="13725.6" table:style-name="ce5">
            <text:p>13725.6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OSMOND GROUP LTD</text:p>
          </table:table-cell>
          <table:table-cell office:value-type="float" office:value="1914.8" table:style-name="ce5">
            <text:p>1914.8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PORTAKABIN LTD</text:p>
          </table:table-cell>
          <table:table-cell office:value-type="float" office:value="6653.81" table:style-name="ce5">
            <text:p>6653.81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POSTURITE (UK) LTD</text:p>
          </table:table-cell>
          <table:table-cell office:value-type="float" office:value="512.20000000000005" table:style-name="ce5">
            <text:p>512.2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PRIMETAKE LTD</text:p>
          </table:table-cell>
          <table:table-cell office:value-type="float" office:value="746" table:style-name="ce5">
            <text:p>746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6962.53" table:style-name="ce5">
            <text:p>6962.53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4251" table:style-name="ce5">
            <text:p>4251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RPS GROUP PLC</text:p>
          </table:table-cell>
          <table:table-cell office:value-type="float" office:value="5725" table:style-name="ce5">
            <text:p>5725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SEPURA LIMITED</text:p>
          </table:table-cell>
          <table:table-cell office:value-type="float" office:value="1200" table:style-name="ce5">
            <text:p>1200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SKILLS FOR JUSTICE</text:p>
          </table:table-cell>
          <table:table-cell office:value-type="float" office:value="1320" table:style-name="ce5">
            <text:p>1320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SOFTWARE BOX LTD</text:p>
          </table:table-cell>
          <table:table-cell office:value-type="float" office:value="1894.74" table:style-name="ce5">
            <text:p>1894.74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9713.41" table:style-name="ce5">
            <text:p>9713.41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STARTRAQ UK LTD</text:p>
          </table:table-cell>
          <table:table-cell office:value-type="float" office:value="1301" table:style-name="ce5">
            <text:p>1301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SUSSEX POLICE AUTHORITY</text:p>
          </table:table-cell>
          <table:table-cell office:value-type="float" office:value="2866.21" table:style-name="ce5">
            <text:p>2866.21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SYTNER HIGH WYCOMBE</text:p>
          </table:table-cell>
          <table:table-cell office:value-type="float" office:value="848.78" table:style-name="ce5">
            <text:p>848.78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THRIFTY - FLIGHTFORM LTD</text:p>
          </table:table-cell>
          <table:table-cell office:value-type="float" office:value="4943.17" table:style-name="ce5">
            <text:p>4943.17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2T00:00:00" table:style-name="ce3">
            <text:p>02/09/2020</text:p>
          </table:table-cell>
          <table:table-cell office:value-type="string" table:style-name="ce4">
            <text:p>W &amp; S RECYCLING</text:p>
          </table:table-cell>
          <table:table-cell office:value-type="float" office:value="951.5" table:style-name="ce5">
            <text:p>951.5</text:p>
          </table:table-cell>
          <table:table-cell office:value-type="float" office:value="3489" table:style-name="ce5">
            <text:p>348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ADT FIRE &amp; SECURITY LTD</text:p>
          </table:table-cell>
          <table:table-cell office:value-type="float" office:value="585.16999999999996" table:style-name="ce5">
            <text:p>585.1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ADT FIRE AND SECURITY PLC</text:p>
          </table:table-cell>
          <table:table-cell office:value-type="float" office:value="2771.37" table:style-name="ce5">
            <text:p>2771.3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ANDREWS SYKES HIRE LTD</text:p>
          </table:table-cell>
          <table:table-cell office:value-type="float" office:value="1581.53" table:style-name="ce5">
            <text:p>1581.53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ANSON (UK) LTD</text:p>
          </table:table-cell>
          <table:table-cell office:value-type="float" office:value="880" table:style-name="ce5">
            <text:p>88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AVI LTD</text:p>
          </table:table-cell>
          <table:table-cell office:value-type="float" office:value="1725" table:style-name="ce5">
            <text:p>172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AXESS INTERNATIONAL LTD</text:p>
          </table:table-cell>
          <table:table-cell office:value-type="float" office:value="7909.34" table:style-name="ce5">
            <text:p>7909.34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BARKER AND EVANS</text:p>
          </table:table-cell>
          <table:table-cell office:value-type="float" office:value="15643" table:style-name="ce5">
            <text:p>15643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BMW (GB) LTD</text:p>
          </table:table-cell>
          <table:table-cell office:value-type="float" office:value="23350.7" table:style-name="ce5">
            <text:p>23350.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BUDDI LTD</text:p>
          </table:table-cell>
          <table:table-cell office:value-type="float" office:value="4066" table:style-name="ce5">
            <text:p>4066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C T WALTERS (ELECTRICAL) LTD</text:p>
          </table:table-cell>
          <table:table-cell office:value-type="float" office:value="820.96" table:style-name="ce5">
            <text:p>820.96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CESG</text:p>
          </table:table-cell>
          <table:table-cell office:value-type="float" office:value="1290.76" table:style-name="ce5">
            <text:p>1290.76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CLEARTONE TELECOMS PLC</text:p>
          </table:table-cell>
          <table:table-cell office:value-type="float" office:value="42489" table:style-name="ce5">
            <text:p>42489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COLOUR GRAPHICS</text:p>
          </table:table-cell>
          <table:table-cell office:value-type="float" office:value="4560" table:style-name="ce5">
            <text:p>456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DATCHET PARISH COUNCIL</text:p>
          </table:table-cell>
          <table:table-cell office:value-type="float" office:value="887.5" table:style-name="ce5">
            <text:p>887.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0458.490000000002" table:style-name="ce5">
            <text:p>20458.49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DERBY UNITEX LTD</text:p>
          </table:table-cell>
          <table:table-cell office:value-type="float" office:value="5512" table:style-name="ce5">
            <text:p>5512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ESSEX POLICE AUTHORITY</text:p>
          </table:table-cell>
          <table:table-cell office:value-type="float" office:value="2263.5300000000002" table:style-name="ce5">
            <text:p>2263.53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F J LANE &amp; SON LTD</text:p>
          </table:table-cell>
          <table:table-cell office:value-type="float" office:value="758" table:style-name="ce5">
            <text:p>758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36986.41" table:style-name="ce5">
            <text:p>236986.41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909" table:style-name="ce5">
            <text:p>909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GROUPTYRE WHOLSALE LTD</text:p>
          </table:table-cell>
          <table:table-cell office:value-type="float" office:value="2543.9499999999998" table:style-name="ce5">
            <text:p>2543.9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GRUNDON WASTE MANAGEMENT</text:p>
          </table:table-cell>
          <table:table-cell office:value-type="float" office:value="1494" table:style-name="ce5">
            <text:p>1494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3240" table:style-name="ce5">
            <text:p>324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HAMPSHIRE POLICE AUTHORITY</text:p>
          </table:table-cell>
          <table:table-cell office:value-type="float" office:value="2629.12" table:style-name="ce5">
            <text:p>2629.12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HEAD LIGHT COMMUNICATIONS</text:p>
          </table:table-cell>
          <table:table-cell office:value-type="float" office:value="7500" table:style-name="ce5">
            <text:p>750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HELMET INTEGRATED SYSTEMS LTD</text:p>
          </table:table-cell>
          <table:table-cell office:value-type="float" office:value="15675" table:style-name="ce5">
            <text:p>1567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INSIDE OUT DEVELOPMENTS LTD</text:p>
          </table:table-cell>
          <table:table-cell office:value-type="float" office:value="17850.18" table:style-name="ce5">
            <text:p>17850.18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JET PRESS SALES</text:p>
          </table:table-cell>
          <table:table-cell office:value-type="float" office:value="4347" table:style-name="ce5">
            <text:p>434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LAMBERT SMITH HAMPTON</text:p>
          </table:table-cell>
          <table:table-cell office:value-type="float" office:value="23800" table:style-name="ce5">
            <text:p>2380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LEICESTERSHIRE POLICE AUTHORITY</text:p>
          </table:table-cell>
          <table:table-cell office:value-type="float" office:value="1638.34" table:style-name="ce5">
            <text:p>1638.34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0206.280000000001" table:style-name="ce5">
            <text:p>10206.28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PAYPOINT NETWORK LTD</text:p>
          </table:table-cell>
          <table:table-cell office:value-type="float" office:value="675" table:style-name="ce5">
            <text:p>67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PERRYS MOTOR SALES LTD</text:p>
          </table:table-cell>
          <table:table-cell office:value-type="float" office:value="698.7" table:style-name="ce5">
            <text:p>698.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PMC POLYTHENE LTD</text:p>
          </table:table-cell>
          <table:table-cell office:value-type="float" office:value="1006.8" table:style-name="ce5">
            <text:p>1006.8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PMD MAGNETICS</text:p>
          </table:table-cell>
          <table:table-cell office:value-type="float" office:value="610" table:style-name="ce5">
            <text:p>61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PORTAKABIN LTD</text:p>
          </table:table-cell>
          <table:table-cell office:value-type="float" office:value="9099.9699999999993" table:style-name="ce5">
            <text:p>9099.9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PRICE WESTERN LEATHER CO LTD</text:p>
          </table:table-cell>
          <table:table-cell office:value-type="float" office:value="1884" table:style-name="ce5">
            <text:p>1884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QMP MANAGEMENT &amp; DESIGN</text:p>
          </table:table-cell>
          <table:table-cell office:value-type="float" office:value="2795" table:style-name="ce5">
            <text:p>279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QMP MANAGEMENT &amp; DESIGN</text:p>
          </table:table-cell>
          <table:table-cell office:value-type="float" office:value="1150" table:style-name="ce5">
            <text:p>115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13065" table:style-name="ce5">
            <text:p>1306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ROBERT M DONALDSON</text:p>
          </table:table-cell>
          <table:table-cell office:value-type="float" office:value="23510" table:style-name="ce5">
            <text:p>2351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RSG ENGINEERING LTD</text:p>
          </table:table-cell>
          <table:table-cell office:value-type="float" office:value="765.72" table:style-name="ce5">
            <text:p>765.72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S P SERVICES</text:p>
          </table:table-cell>
          <table:table-cell office:value-type="float" office:value="2856" table:style-name="ce5">
            <text:p>2856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SAADIAN TECHNOLOGIES LTD</text:p>
          </table:table-cell>
          <table:table-cell office:value-type="float" office:value="57004" table:style-name="ce5">
            <text:p>57004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SMS ENVIRONMENTAL LTD</text:p>
          </table:table-cell>
          <table:table-cell office:value-type="float" office:value="1689.7" table:style-name="ce5">
            <text:p>1689.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SNAP ON DIAGNOSTICS</text:p>
          </table:table-cell>
          <table:table-cell office:value-type="float" office:value="507.35" table:style-name="ce5">
            <text:p>507.3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SOUTHAM TYRES</text:p>
          </table:table-cell>
          <table:table-cell office:value-type="float" office:value="520.98" table:style-name="ce5">
            <text:p>520.98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SPECIALIST CARS STEVENAGE</text:p>
          </table:table-cell>
          <table:table-cell office:value-type="float" office:value="3186.77" table:style-name="ce5">
            <text:p>3186.7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71419.73" table:style-name="ce5">
            <text:p>71419.73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ST THOMAS CROSS GARAGE LTD</text:p>
          </table:table-cell>
          <table:table-cell office:value-type="float" office:value="1324.85" table:style-name="ce5">
            <text:p>1324.8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TETRA SCENES OF CRIME LIMITED</text:p>
          </table:table-cell>
          <table:table-cell office:value-type="float" office:value="2500" table:style-name="ce5">
            <text:p>250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THE AUTOMOBILE ASSOCIATION</text:p>
          </table:table-cell>
          <table:table-cell office:value-type="float" office:value="1706.8" table:style-name="ce5">
            <text:p>1706.8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TODD RESEARCH LTD</text:p>
          </table:table-cell>
          <table:table-cell office:value-type="float" office:value="819" table:style-name="ce5">
            <text:p>819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TVP CO-OP PURCHASE CARD A/C</text:p>
          </table:table-cell>
          <table:table-cell office:value-type="float" office:value="29122.87" table:style-name="ce5">
            <text:p>29122.87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TVP CO-OP PURCHASE CARD A/C</text:p>
          </table:table-cell>
          <table:table-cell office:value-type="float" office:value="575" table:style-name="ce5">
            <text:p>57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TVP CO-OP PURCHASE CARD A/C</text:p>
          </table:table-cell>
          <table:table-cell office:value-type="float" office:value="3342.46" table:style-name="ce5">
            <text:p>3342.46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TVP CO-OP PURCHASE CARD A/C</text:p>
          </table:table-cell>
          <table:table-cell office:value-type="float" office:value="725.29" table:style-name="ce5">
            <text:p>725.29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WA PRODUCTS</text:p>
          </table:table-cell>
          <table:table-cell office:value-type="float" office:value="840" table:style-name="ce5">
            <text:p>84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WA PRODUCTS (UK) LTD</text:p>
          </table:table-cell>
          <table:table-cell office:value-type="float" office:value="6743.95" table:style-name="ce5">
            <text:p>6743.95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WAREHOUSE EXPRESS LTD</text:p>
          </table:table-cell>
          <table:table-cell office:value-type="float" office:value="2443.16" table:style-name="ce5">
            <text:p>2443.16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08T00:00:00" table:style-name="ce3">
            <text:p>08/09/2020</text:p>
          </table:table-cell>
          <table:table-cell office:value-type="string" table:style-name="ce4">
            <text:p>WEST MIDLANDS POLICE AUTHORITY</text:p>
          </table:table-cell>
          <table:table-cell office:value-type="float" office:value="12960" table:style-name="ce5">
            <text:p>12960</text:p>
          </table:table-cell>
          <table:table-cell office:value-type="float" office:value="3490" table:style-name="ce5">
            <text:p>349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ADT FIRE AND SECURITY PLC</text:p>
          </table:table-cell>
          <table:table-cell office:value-type="float" office:value="2800.24" table:style-name="ce5">
            <text:p>2800.24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AMBERHAWK TRAINING LIMITED</text:p>
          </table:table-cell>
          <table:table-cell office:value-type="float" office:value="2330" table:style-name="ce5">
            <text:p>2330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ANGLIAN WATER</text:p>
          </table:table-cell>
          <table:table-cell office:value-type="float" office:value="1327.33" table:style-name="ce5">
            <text:p>1327.33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ARKTIS LTD</text:p>
          </table:table-cell>
          <table:table-cell office:value-type="float" office:value="3596" table:style-name="ce5">
            <text:p>3596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BARKER AND EVANS</text:p>
          </table:table-cell>
          <table:table-cell office:value-type="float" office:value="10421" table:style-name="ce5">
            <text:p>10421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710.57" table:style-name="ce5">
            <text:p>710.57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C T WALTERS (ELECTRICAL) LTD</text:p>
          </table:table-cell>
          <table:table-cell office:value-type="float" office:value="772.77" table:style-name="ce5">
            <text:p>772.77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CAPITA SECURE RESOURCE SOLUTIONS LT</text:p>
          </table:table-cell>
          <table:table-cell office:value-type="float" office:value="12170.85" table:style-name="ce5">
            <text:p>12170.8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CASTROL (UK) LTD</text:p>
          </table:table-cell>
          <table:table-cell office:value-type="float" office:value="3213.36" table:style-name="ce5">
            <text:p>3213.36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CELL PACK SOLUTIONS LTD</text:p>
          </table:table-cell>
          <table:table-cell office:value-type="float" office:value="1575" table:style-name="ce5">
            <text:p>157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COHERENT</text:p>
          </table:table-cell>
          <table:table-cell office:value-type="float" office:value="3730" table:style-name="ce5">
            <text:p>3730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6250" table:style-name="ce5">
            <text:p>6250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DARKE &amp; TAYLOR LTD</text:p>
          </table:table-cell>
          <table:table-cell office:value-type="float" office:value="5925.34" table:style-name="ce5">
            <text:p>5925.34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3198.96" table:style-name="ce5">
            <text:p>3198.96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EDF ENERGY</text:p>
          </table:table-cell>
          <table:table-cell office:value-type="float" office:value="131558.15" table:style-name="ce5">
            <text:p>131558.1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ESRI (UK) LIMITED</text:p>
          </table:table-cell>
          <table:table-cell office:value-type="float" office:value="487910" table:style-name="ce5">
            <text:p>487910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FORD MOTOR COMPANY LTD</text:p>
          </table:table-cell>
          <table:table-cell office:value-type="float" office:value="14180.46" table:style-name="ce5">
            <text:p>14180.46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41545.199999999997" table:style-name="ce5">
            <text:p>41545.2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GMK LTD</text:p>
          </table:table-cell>
          <table:table-cell office:value-type="float" office:value="581" table:style-name="ce5">
            <text:p>581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GOODYEAR DUNLOP UK</text:p>
          </table:table-cell>
          <table:table-cell office:value-type="float" office:value="31539.73" table:style-name="ce5">
            <text:p>31539.73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25038.25" table:style-name="ce5">
            <text:p>25038.2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HAMBLIN WATERMAINS LTD</text:p>
          </table:table-cell>
          <table:table-cell office:value-type="float" office:value="970" table:style-name="ce5">
            <text:p>970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HAMPSHIRE POLICE AUTHORITY</text:p>
          </table:table-cell>
          <table:table-cell office:value-type="float" office:value="2011.22" table:style-name="ce5">
            <text:p>2011.22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HEADLEY TYRES LTD</text:p>
          </table:table-cell>
          <table:table-cell office:value-type="float" office:value="689.7" table:style-name="ce5">
            <text:p>689.7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HER MAJESTYS COURT SERVICE</text:p>
          </table:table-cell>
          <table:table-cell office:value-type="float" office:value="6962" table:style-name="ce5">
            <text:p>6962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HIDEOUT LEATHER</text:p>
          </table:table-cell>
          <table:table-cell office:value-type="float" office:value="833.33" table:style-name="ce5">
            <text:p>833.33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IAN WEBB ENGINEERING LTD</text:p>
          </table:table-cell>
          <table:table-cell office:value-type="float" office:value="1244.5" table:style-name="ce5">
            <text:p>1244.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ID MANAGEMENT SYSTEMS</text:p>
          </table:table-cell>
          <table:table-cell office:value-type="float" office:value="625.29999999999995" table:style-name="ce5">
            <text:p>625.3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INSIDE OUT DEVELOPMENTS LTD</text:p>
          </table:table-cell>
          <table:table-cell office:value-type="float" office:value="2380" table:style-name="ce5">
            <text:p>2380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KENT POLICE</text:p>
          </table:table-cell>
          <table:table-cell office:value-type="float" office:value="505.8" table:style-name="ce5">
            <text:p>505.8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LOWE &amp; OLIVER LTD</text:p>
          </table:table-cell>
          <table:table-cell office:value-type="float" office:value="534.25" table:style-name="ce5">
            <text:p>534.2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MAILBOX MOULDINGS INTERNATIONAL LTD</text:p>
          </table:table-cell>
          <table:table-cell office:value-type="float" office:value="698.65" table:style-name="ce5">
            <text:p>698.6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MENDEM MOTORS</text:p>
          </table:table-cell>
          <table:table-cell office:value-type="float" office:value="527.48" table:style-name="ce5">
            <text:p>527.48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9857.8700000000008" table:style-name="ce5">
            <text:p>9857.87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ORCHID CELLMARK LTD</text:p>
          </table:table-cell>
          <table:table-cell office:value-type="float" office:value="88203.45" table:style-name="ce5">
            <text:p>88203.4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PORTAKABIN LTD</text:p>
          </table:table-cell>
          <table:table-cell office:value-type="float" office:value="3202.34" table:style-name="ce5">
            <text:p>3202.34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RAPID RACKING LTD</text:p>
          </table:table-cell>
          <table:table-cell office:value-type="float" office:value="654" table:style-name="ce5">
            <text:p>654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REYNOLDS BLINDS</text:p>
          </table:table-cell>
          <table:table-cell office:value-type="float" office:value="689.98" table:style-name="ce5">
            <text:p>689.98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4446" table:style-name="ce5">
            <text:p>4446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ROYAL MAIL</text:p>
          </table:table-cell>
          <table:table-cell office:value-type="float" office:value="6590.44" table:style-name="ce5">
            <text:p>6590.44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SANDERS &amp; SANDERS LIMITED</text:p>
          </table:table-cell>
          <table:table-cell office:value-type="float" office:value="520" table:style-name="ce5">
            <text:p>520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SCOTTISH POWER</text:p>
          </table:table-cell>
          <table:table-cell office:value-type="float" office:value="1911.08" table:style-name="ce5">
            <text:p>1911.08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SKILLS FOR JUSTICE</text:p>
          </table:table-cell>
          <table:table-cell office:value-type="float" office:value="18995" table:style-name="ce5">
            <text:p>1899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SPECIALIST CARS STEVENAGE</text:p>
          </table:table-cell>
          <table:table-cell office:value-type="float" office:value="4065.39" table:style-name="ce5">
            <text:p>4065.39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SPRATLEYS OF MORTIMER</text:p>
          </table:table-cell>
          <table:table-cell office:value-type="float" office:value="622.76" table:style-name="ce5">
            <text:p>622.76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STAPLETONS (TYRE SERVICES) LTD</text:p>
          </table:table-cell>
          <table:table-cell office:value-type="float" office:value="621.95000000000005" table:style-name="ce5">
            <text:p>621.9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SYTNER HIGH WYCOMBE</text:p>
          </table:table-cell>
          <table:table-cell office:value-type="float" office:value="1122.2" table:style-name="ce5">
            <text:p>1122.2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UKAS</text:p>
          </table:table-cell>
          <table:table-cell office:value-type="float" office:value="947" table:style-name="ce5">
            <text:p>947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VEHICLE DEVELOPMENTS</text:p>
          </table:table-cell>
          <table:table-cell office:value-type="float" office:value="10213" table:style-name="ce5">
            <text:p>10213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WAREHOUSE EXPRESS LTD</text:p>
          </table:table-cell>
          <table:table-cell office:value-type="float" office:value="3552.5" table:style-name="ce5">
            <text:p>3552.5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3">
            <text:p>15/09/2020</text:p>
          </table:table-cell>
          <table:table-cell office:value-type="string" table:style-name="ce4">
            <text:p>WERNICK HIRE LIMITED</text:p>
          </table:table-cell>
          <table:table-cell office:value-type="float" office:value="717.39" table:style-name="ce5">
            <text:p>717.39</text:p>
          </table:table-cell>
          <table:table-cell office:value-type="float" office:value="3491" table:style-name="ce5">
            <text:p>349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A 1 GEARBOXES</text:p>
          </table:table-cell>
          <table:table-cell office:value-type="float" office:value="1550" table:style-name="ce5">
            <text:p>1550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ABINGDON LTD</text:p>
          </table:table-cell>
          <table:table-cell office:value-type="float" office:value="154583.88" table:style-name="ce5">
            <text:p>154583.88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ANDREWS SYKES HIRE LTD</text:p>
          </table:table-cell>
          <table:table-cell office:value-type="float" office:value="8968.0499999999993" table:style-name="ce5">
            <text:p>8968.0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ANSON (UK) LTD</text:p>
          </table:table-cell>
          <table:table-cell office:value-type="float" office:value="1281.5999999999999" table:style-name="ce5">
            <text:p>1281.6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ARKTIS LTD</text:p>
          </table:table-cell>
          <table:table-cell office:value-type="float" office:value="1856" table:style-name="ce5">
            <text:p>1856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ASPEN INTERNATIONAL LTD</text:p>
          </table:table-cell>
          <table:table-cell office:value-type="float" office:value="4040" table:style-name="ce5">
            <text:p>4040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ATS EUROMASTER LTD</text:p>
          </table:table-cell>
          <table:table-cell office:value-type="float" office:value="3679.63" table:style-name="ce5">
            <text:p>3679.63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B A TEXTILES LTD</text:p>
          </table:table-cell>
          <table:table-cell office:value-type="float" office:value="600" table:style-name="ce5">
            <text:p>600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BARKER AND EVANS</text:p>
          </table:table-cell>
          <table:table-cell office:value-type="float" office:value="2119" table:style-name="ce5">
            <text:p>2119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BRITISH GAS TRADING LTD</text:p>
          </table:table-cell>
          <table:table-cell office:value-type="float" office:value="13362.42" table:style-name="ce5">
            <text:p>13362.42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044.47" table:style-name="ce5">
            <text:p>1044.47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CASTROL (UK) LTD</text:p>
          </table:table-cell>
          <table:table-cell office:value-type="float" office:value="1101.48" table:style-name="ce5">
            <text:p>1101.48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CORONA ENERGY RETAIL 4 A/C</text:p>
          </table:table-cell>
          <table:table-cell office:value-type="float" office:value="14452.77" table:style-name="ce5">
            <text:p>14452.77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847" table:style-name="ce5">
            <text:p>1847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DCGE SERVICES LTD</text:p>
          </table:table-cell>
          <table:table-cell office:value-type="float" office:value="745" table:style-name="ce5">
            <text:p>74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DERBY UNITEX LTD</text:p>
          </table:table-cell>
          <table:table-cell office:value-type="float" office:value="10918" table:style-name="ce5">
            <text:p>10918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DRAEGER SAFETY UK LTD</text:p>
          </table:table-cell>
          <table:table-cell office:value-type="float" office:value="998.1" table:style-name="ce5">
            <text:p>998.1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EMSAS LTD</text:p>
          </table:table-cell>
          <table:table-cell office:value-type="float" office:value="1038" table:style-name="ce5">
            <text:p>1038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529.83000000000004" table:style-name="ce5">
            <text:p>529.83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F J LANE &amp; SON LTD</text:p>
          </table:table-cell>
          <table:table-cell office:value-type="float" office:value="642" table:style-name="ce5">
            <text:p>642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072.95" table:style-name="ce5">
            <text:p>1072.9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G4S CASH SOLUTIONS UK LTD</text:p>
          </table:table-cell>
          <table:table-cell office:value-type="float" office:value="703.8" table:style-name="ce5">
            <text:p>703.8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GOODYEAR DUNLOP UK</text:p>
          </table:table-cell>
          <table:table-cell office:value-type="float" office:value="3845.4" table:style-name="ce5">
            <text:p>3845.4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GROUPTYRE WHOLSALE LTD</text:p>
          </table:table-cell>
          <table:table-cell office:value-type="float" office:value="1192.55" table:style-name="ce5">
            <text:p>1192.5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HAMPSHIRE POLICE AUTHORITY</text:p>
          </table:table-cell>
          <table:table-cell office:value-type="float" office:value="981.5" table:style-name="ce5">
            <text:p>981.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HEADLEY TYRES LTD</text:p>
          </table:table-cell>
          <table:table-cell office:value-type="float" office:value="1149.5" table:style-name="ce5">
            <text:p>1149.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LOWE &amp; OLIVER LTD</text:p>
          </table:table-cell>
          <table:table-cell office:value-type="float" office:value="501.51" table:style-name="ce5">
            <text:p>501.51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MARSHALL MOTOR GROUP LTD - KNEBWOR</text:p>
          </table:table-cell>
          <table:table-cell office:value-type="float" office:value="1226.55" table:style-name="ce5">
            <text:p>1226.5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MEHLER VARIO SYSTEM GMBH</text:p>
          </table:table-cell>
          <table:table-cell office:value-type="float" office:value="4794.8" table:style-name="ce5">
            <text:p>4794.8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MERCEDES-BENZ (UK) LTD</text:p>
          </table:table-cell>
          <table:table-cell office:value-type="float" office:value="81738" table:style-name="ce5">
            <text:p>81738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NITON EQUIPMENT</text:p>
          </table:table-cell>
          <table:table-cell office:value-type="float" office:value="2600" table:style-name="ce5">
            <text:p>2600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ORCHID CELLMARK LTD</text:p>
          </table:table-cell>
          <table:table-cell office:value-type="float" office:value="6262.75" table:style-name="ce5">
            <text:p>6262.7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PORTAKABIN LTD</text:p>
          </table:table-cell>
          <table:table-cell office:value-type="float" office:value="11195.12" table:style-name="ce5">
            <text:p>11195.12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PRESSFAB EVO LTD</text:p>
          </table:table-cell>
          <table:table-cell office:value-type="float" office:value="29485.55" table:style-name="ce5">
            <text:p>29485.55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PRO-TECT SAFETY SIGNS</text:p>
          </table:table-cell>
          <table:table-cell office:value-type="float" office:value="560" table:style-name="ce5">
            <text:p>560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REED</text:p>
          </table:table-cell>
          <table:table-cell office:value-type="float" office:value="167720.51999999999" table:style-name="ce5">
            <text:p>167720.52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4251" table:style-name="ce5">
            <text:p>4251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ROYAL MAIL</text:p>
          </table:table-cell>
          <table:table-cell office:value-type="float" office:value="3376" table:style-name="ce5">
            <text:p>3376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SOUTHAM TYRES</text:p>
          </table:table-cell>
          <table:table-cell office:value-type="float" office:value="523.79999999999995" table:style-name="ce5">
            <text:p>523.8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SPECIALIST CARS STEVENAGE</text:p>
          </table:table-cell>
          <table:table-cell office:value-type="float" office:value="523.63" table:style-name="ce5">
            <text:p>523.63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ST THOMAS CROSS GARAGE LTD</text:p>
          </table:table-cell>
          <table:table-cell office:value-type="float" office:value="515.01" table:style-name="ce5">
            <text:p>515.01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STANHOPE WILKINSON ASSOCIATES</text:p>
          </table:table-cell>
          <table:table-cell office:value-type="float" office:value="2917.7" table:style-name="ce5">
            <text:p>2917.7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STOWS</text:p>
          </table:table-cell>
          <table:table-cell office:value-type="float" office:value="766.06" table:style-name="ce5">
            <text:p>766.06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SUSSEX POLICE AUTHORITY</text:p>
          </table:table-cell>
          <table:table-cell office:value-type="float" office:value="529.72" table:style-name="ce5">
            <text:p>529.72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THISTLE DESIGN ASSOCIATES LTD</text:p>
          </table:table-cell>
          <table:table-cell office:value-type="float" office:value="1100" table:style-name="ce5">
            <text:p>1100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VOLVO CAR UK LTD</text:p>
          </table:table-cell>
          <table:table-cell office:value-type="float" office:value="20195.490000000002" table:style-name="ce5">
            <text:p>20195.49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table:style-name="ce4">
            <text:p>WEST YORKSHIRE POLICE AUTHORITY</text:p>
          </table:table-cell>
          <table:table-cell office:value-type="float" office:value="27036.67" table:style-name="ce5">
            <text:p>27036.67</text:p>
          </table:table-cell>
          <table:table-cell office:value-type="float" office:value="3492" table:style-name="ce5">
            <text:p>349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A 1 GEARBOXES</text:p>
          </table:table-cell>
          <table:table-cell office:value-type="float" office:value="3100" table:style-name="ce5">
            <text:p>3100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ANDREWS SYKES HIRE LTD</text:p>
          </table:table-cell>
          <table:table-cell office:value-type="float" office:value="4033.21" table:style-name="ce5">
            <text:p>4033.21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BARKER AND EVANS</text:p>
          </table:table-cell>
          <table:table-cell office:value-type="float" office:value="14423" table:style-name="ce5">
            <text:p>14423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BMW (UK) LTD</text:p>
          </table:table-cell>
          <table:table-cell office:value-type="float" office:value="602.84" table:style-name="ce5">
            <text:p>602.84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CHUBB FIRE LTD</text:p>
          </table:table-cell>
          <table:table-cell office:value-type="float" office:value="514.5" table:style-name="ce5">
            <text:p>514.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COMPUTACENTER (UK) LTD</text:p>
          </table:table-cell>
          <table:table-cell office:value-type="float" office:value="10929.8" table:style-name="ce5">
            <text:p>10929.8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3568" table:style-name="ce5">
            <text:p>3568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COTSWOLD VEHICLE RECOVERY</text:p>
          </table:table-cell>
          <table:table-cell office:value-type="float" office:value="19006.259999999998" table:style-name="ce5">
            <text:p>19006.26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EAST ROAD GARAGE (EGREMONT)LTD</text:p>
          </table:table-cell>
          <table:table-cell office:value-type="float" office:value="1295.98" table:style-name="ce5">
            <text:p>1295.98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306484.55" table:style-name="ce5">
            <text:p>306484.5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15336.4" table:style-name="ce5">
            <text:p>15336.4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GRG PUBLIC RESOURCES LTD</text:p>
          </table:table-cell>
          <table:table-cell office:value-type="float" office:value="1604" table:style-name="ce5">
            <text:p>1604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GRG PUBLIC RESOURCES LTD</text:p>
          </table:table-cell>
          <table:table-cell office:value-type="float" office:value="1142" table:style-name="ce5">
            <text:p>1142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GROUPTYRE WHOLSALE LTD</text:p>
          </table:table-cell>
          <table:table-cell office:value-type="float" office:value="2985.25" table:style-name="ce5">
            <text:p>2985.2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HEADINGTON CARRIERS LIMITED</text:p>
          </table:table-cell>
          <table:table-cell office:value-type="float" office:value="1000" table:style-name="ce5">
            <text:p>1000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HEADINGTON CARRIERS LIMITED</text:p>
          </table:table-cell>
          <table:table-cell office:value-type="float" office:value="600" table:style-name="ce5">
            <text:p>600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HEADLEY TYRES LTD</text:p>
          </table:table-cell>
          <table:table-cell office:value-type="float" office:value="1237.3499999999999" table:style-name="ce5">
            <text:p>1237.3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IAN WEBB ENGINEERING LTD</text:p>
          </table:table-cell>
          <table:table-cell office:value-type="float" office:value="5217.5200000000004" table:style-name="ce5">
            <text:p>5217.52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ICETRAK LTD</text:p>
          </table:table-cell>
          <table:table-cell office:value-type="float" office:value="1487.34" table:style-name="ce5">
            <text:p>1487.34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912.12" table:style-name="ce5">
            <text:p>912.12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KCOM GROUP PLC</text:p>
          </table:table-cell>
          <table:table-cell office:value-type="float" office:value="633.41" table:style-name="ce5">
            <text:p>633.41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LOWE &amp; OLIVER LTD</text:p>
          </table:table-cell>
          <table:table-cell office:value-type="float" office:value="9973" table:style-name="ce5">
            <text:p>9973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MC PRODUCTS</text:p>
          </table:table-cell>
          <table:table-cell office:value-type="float" office:value="1706.4" table:style-name="ce5">
            <text:p>1706.4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MILTON KEYNES COUNCIL</text:p>
          </table:table-cell>
          <table:table-cell office:value-type="float" office:value="5993.75" table:style-name="ce5">
            <text:p>5993.7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5183.33" table:style-name="ce5">
            <text:p>5183.33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NORTH OXFORD GARAGE LTD</text:p>
          </table:table-cell>
          <table:table-cell office:value-type="float" office:value="2280.96" table:style-name="ce5">
            <text:p>2280.96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ORCHID CELLMARK LTD</text:p>
          </table:table-cell>
          <table:table-cell office:value-type="float" office:value="50452.29" table:style-name="ce5">
            <text:p>50452.29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PMD MAGNETICS</text:p>
          </table:table-cell>
          <table:table-cell office:value-type="float" office:value="1342" table:style-name="ce5">
            <text:p>1342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REED</text:p>
          </table:table-cell>
          <table:table-cell office:value-type="float" office:value="260835.85" table:style-name="ce5">
            <text:p>260835.8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RIDGWAY ENGINEERING LTD</text:p>
          </table:table-cell>
          <table:table-cell office:value-type="float" office:value="757.5" table:style-name="ce5">
            <text:p>757.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ROYAL MAIL</text:p>
          </table:table-cell>
          <table:table-cell office:value-type="float" office:value="9549.51" table:style-name="ce5">
            <text:p>9549.51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S P SERVICES</text:p>
          </table:table-cell>
          <table:table-cell office:value-type="float" office:value="1376.23" table:style-name="ce5">
            <text:p>1376.23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SEPURA LIMITED</text:p>
          </table:table-cell>
          <table:table-cell office:value-type="float" office:value="2350" table:style-name="ce5">
            <text:p>2350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SPECIALIST CARS STEVENAGE</text:p>
          </table:table-cell>
          <table:table-cell office:value-type="float" office:value="721.86" table:style-name="ce5">
            <text:p>721.86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74635.16" table:style-name="ce5">
            <text:p>74635.16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ST THOMAS CROSS GARAGE LTD</text:p>
          </table:table-cell>
          <table:table-cell office:value-type="float" office:value="819.6" table:style-name="ce5">
            <text:p>819.6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STAPLETONS (TYRE SERVICES) LTD</text:p>
          </table:table-cell>
          <table:table-cell office:value-type="float" office:value="637.20000000000005" table:style-name="ce5">
            <text:p>637.2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SUSSEX POLICE AUTHORITY</text:p>
          </table:table-cell>
          <table:table-cell office:value-type="float" office:value="1856.49" table:style-name="ce5">
            <text:p>1856.49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44116" table:style-name="ce5">
            <text:p>44116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WA PRODUCTS (UK) LTD</text:p>
          </table:table-cell>
          <table:table-cell office:value-type="float" office:value="600" table:style-name="ce5">
            <text:p>600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WAREHOUSE EXPRESS LTD</text:p>
          </table:table-cell>
          <table:table-cell office:value-type="float" office:value="710.5" table:style-name="ce5">
            <text:p>710.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WEST BERKSHIRE COUNCIL</text:p>
          </table:table-cell>
          <table:table-cell office:value-type="float" office:value="1053.1500000000001" table:style-name="ce5">
            <text:p>1053.1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WOLSELEY CENTERS LTD</text:p>
          </table:table-cell>
          <table:table-cell office:value-type="float" office:value="6248.77" table:style-name="ce5">
            <text:p>6248.77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9-29T00:00:00" table:style-name="ce3">
            <text:p>29/09/2020</text:p>
          </table:table-cell>
          <table:table-cell office:value-type="string" table:style-name="ce4">
            <text:p>WOODWAY ENGINEERING LTD</text:p>
          </table:table-cell>
          <table:table-cell office:value-type="float" office:value="557.15" table:style-name="ce5">
            <text:p>557.15</text:p>
          </table:table-cell>
          <table:table-cell office:value-type="float" office:value="3493" table:style-name="ce5">
            <text:p>349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number-rows-repeated="1048330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24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 Nancy</meta:initial-creator>
    <dc:creator>Roberts, Charlotte (C7904)</dc:creator>
    <meta:creation-date>2020-11-12T08:35:49Z</meta:creation-date>
    <dc:date>2020-11-13T09:48:57Z</dc:date>
    <meta:print-date>2020-11-13T09:47:38Z</meta:print-date>
  </office:meta>
</office:document-meta>
</file>